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textarea-horizontal-align="justify" draw:textarea-vertical-align="middle" draw:auto-grow-height="false" fo:min-height="5.55cm" fo:min-width="13.3cm"/>
    </style:style>
    <style:style style:name="gr4" style:family="graphic" style:parent-style-name="standard">
      <style:graphic-properties draw:fill-color="#ff7f00" draw:textarea-horizontal-align="justify" draw:textarea-vertical-align="middle" draw:auto-grow-height="false" fo:min-height="0.95cm" fo:min-width="8.1cm"/>
    </style:style>
    <style:style style:name="gr5" style:family="graphic" style:parent-style-name="standard">
      <style:graphic-properties draw:stroke="solid" draw:stroke-dash="Fine_20_Dashed" svg:stroke-width="0.081cm" draw:marker-start="" draw:marker-start-width="0.321cm" draw:marker-end-width="0.321cm" draw:opacity="0%" draw:textarea-horizontal-align="justify" draw:textarea-vertical-align="middle" draw:auto-grow-height="false" fo:min-height="20.07cm" fo:min-width="27.02cm" fo:padding-top="0.165cm" fo:padding-bottom="0.165cm" fo:padding-left="0.29cm" fo:padding-right="0.29cm"/>
    </style:style>
    <style:style style:name="gr6" style:family="graphic" style:parent-style-name="standard">
      <style:graphic-properties draw:fill-color="#d3321f" draw:textarea-horizontal-align="justify" draw:textarea-vertical-align="middle" draw:auto-grow-height="false" fo:min-height="0.95cm" fo:min-width="8.1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27.1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27.1cm"/>
    </style:style>
    <style:style style:name="gr9" style:family="graphic" style:parent-style-name="standard">
      <style:graphic-properties svg:stroke-width="0.018cm" svg:stroke-color="#3465a4" draw:marker-start-width="0.227cm" draw:marker-end-width="0.227cm" draw:fill-color="#ff7f00" draw:textarea-horizontal-align="justify" draw:textarea-vertical-align="middle" draw:auto-grow-height="false" fo:min-height="0.932cm" fo:min-width="2.882cm" fo:padding-top="0.134cm" fo:padding-bottom="0.134cm" fo:padding-left="0.259cm" fo:padding-right="0.259cm"/>
    </style:style>
    <style:style style:name="gr10" style:family="graphic" style:parent-style-name="standard">
      <style:graphic-properties draw:fill-color="#ff7f00" draw:textarea-horizontal-align="justify" draw:textarea-vertical-align="middle" draw:auto-grow-height="false" fo:min-height="0.95cm" fo:min-width="2.9cm"/>
    </style:style>
    <style:style style:name="gr11" style:family="graphic" style:parent-style-name="standard">
      <style:graphic-properties svg:stroke-width="0.159cm" svg:stroke-color="#0000ff" draw:marker-start-width="0.438cm" draw:marker-end-width="0.438cm" draw:fill-color="#ff7f00" draw:textarea-horizontal-align="justify" draw:textarea-vertical-align="middle" draw:auto-grow-height="false" fo:min-height="0.792cm" fo:min-width="2.742cm" fo:padding-top="0.204cm" fo:padding-bottom="0.204cm" fo:padding-left="0.329cm" fo:padding-right="0.329cm"/>
    </style:style>
    <style:style style:name="gr12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3" style:family="graphic" style:parent-style-name="standard">
      <style:graphic-properties draw:fill-color="#ff7f00" draw:textarea-horizontal-align="justify" draw:textarea-vertical-align="middle" draw:auto-grow-height="false" fo:min-height="2.55cm" fo:min-width="2.1cm"/>
    </style:style>
    <style:style style:name="gr14" style:family="graphic" style:parent-style-name="standard">
      <style:graphic-properties draw:fill-color="#ff7f00" draw:textarea-horizontal-align="justify" draw:textarea-vertical-align="middle" draw:auto-grow-height="false" fo:min-height="2.55cm" fo:min-width="2.1cm"/>
    </style:style>
    <style:style style:name="gr15" style:family="graphic" style:parent-style-name="standard">
      <style:graphic-properties draw:fill-color="#307d37" draw:textarea-horizontal-align="justify" draw:textarea-vertical-align="middle" draw:auto-grow-height="false" fo:min-height="2.95cm" fo:min-width="23.7cm"/>
    </style:style>
    <style:style style:name="gr16" style:family="graphic" style:parent-style-name="standard">
      <style:graphic-properties svg:stroke-width="0.159cm" svg:stroke-color="#0000ff" draw:marker-start-width="0.438cm" draw:marker-end-width="0.438cm" draw:fill-color="#ff7f00" draw:textarea-horizontal-align="justify" draw:textarea-vertical-align="middle" draw:auto-grow-height="false" fo:min-height="0.95cm" fo:min-width="2.9cm" fo:padding-top="0.204cm" fo:padding-bottom="0.204cm" fo:padding-left="0.329cm" fo:padding-right="0.329cm"/>
    </style:style>
    <style:style style:name="gr17" style:family="graphic" style:parent-style-name="standard">
      <style:graphic-properties draw:fill-color="#307d37" draw:textarea-horizontal-align="justify" draw:textarea-vertical-align="middle" draw:auto-grow-height="false" fo:min-height="14.95cm" fo:min-width="24.5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5.95cm" fo:min-width="14.3cm"/>
    </style:style>
    <style:style style:name="gr19" style:family="graphic" style:parent-style-name="standard">
      <style:graphic-properties draw:fill-color="#ff7f00" draw:textarea-horizontal-align="justify" draw:textarea-vertical-align="middle" draw:auto-grow-height="false" fo:min-height="1.15cm" fo:min-width="5.3cm"/>
    </style:style>
    <style:style style:name="gr20" style:family="graphic" style:parent-style-name="standard">
      <style:graphic-properties draw:fill-color="#b5b558" draw:textarea-horizontal-align="justify" draw:textarea-vertical-align="middle" draw:auto-grow-height="false" fo:min-height="0.55cm" fo:min-width="5.3cm"/>
    </style:style>
    <style:style style:name="gr21" style:family="graphic" style:parent-style-name="standard">
      <style:graphic-properties draw:fill-color="#307d37" draw:textarea-horizontal-align="justify" draw:textarea-vertical-align="middle" draw:auto-grow-height="false" fo:min-height="1.75cm" fo:min-width="24.5cm"/>
    </style:style>
    <style:style style:name="gr22" style:family="graphic" style:parent-style-name="standard">
      <style:graphic-properties draw:fill-color="#3465a4" draw:textarea-horizontal-align="justify" draw:textarea-vertical-align="middle" draw:auto-grow-height="false" fo:min-height="2.55cm" fo:min-width="2.1cm"/>
    </style:style>
    <style:style style:name="gr23" style:family="graphic" style:parent-style-name="standard">
      <style:graphic-properties svg:stroke-width="0.018cm" svg:stroke-color="#3465a4" draw:marker-start-width="0.227cm" draw:marker-end-width="0.227cm" draw:fill-color="#ff7f00" draw:textarea-horizontal-align="justify" draw:textarea-vertical-align="middle" draw:auto-grow-height="false" fo:min-height="0.792cm" fo:min-width="2.742cm" fo:padding-top="0.134cm" fo:padding-bottom="0.134cm" fo:padding-left="0.259cm" fo:padding-right="0.259cm"/>
    </style:style>
    <style:style style:name="gr24" style:family="graphic" style:parent-style-name="standard">
      <style:graphic-properties draw:fill-color="#d3321f" draw:textarea-horizontal-align="justify" draw:textarea-vertical-align="middle" draw:auto-grow-height="false" fo:min-height="8.15cm" fo:min-width="24.5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7f00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d3321f"/>
      <style:paragraph-properties fo:text-align="center"/>
    </style:style>
    <style:style style:name="P7" style:family="paragraph">
      <loext:graphic-properties draw:fill-color="#ff7f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307d37"/>
      <style:paragraph-properties fo:text-align="cente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307d37"/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b5b558"/>
      <style:paragraph-properties fo:text-align="center"/>
    </style:style>
    <style:style style:name="P14" style:family="paragraph">
      <loext:graphic-properties draw:fill-color="#3465a4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gend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3321F für Text-Eingabe-Felder</text:p>
              </text:list-item>
              <text:list-item>
                <text:p>FF7F00 für Buttons</text:p>
              </text:list-item>
              <text:list-item>
                <text:p>B5B558 für Drag and Drop Elemente</text:p>
              </text:list-item>
              <text:list-item>
                <text:p>307D37 für Text Elemente</text:p>
              </text:list-item>
              <text:list-item>
                <text:p>729FCF für sonstige Elemente</text:p>
              </text:list-item>
              <text:list-item>
                <text:p>{} bezeichnet einen variablen Inha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2" draw:text-style-name="P2" draw:layer="layout" svg:width="15.6cm" svg:height="1.187cm" svg:x="6.8cm" svg:y="5.4cm">
          <draw:text-box>
            <text:p/>
          </draw:text-box>
        </draw:frame>
        <draw:custom-shape draw:style-name="gr3" draw:text-style-name="P3" draw:layer="layout" svg:width="13.8cm" svg:height="5.8cm" svg:x="7.3cm" svg:y="5.2cm">
          <text:p text:style-name="P3">Login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9.8cm" svg:y="11.8cm">
          <text:p text:style-name="P3">Weiter zur Kursübersich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cm" svg:height="1.2cm" svg:x="10cm" svg:y="6.2cm">
          <text:p text:style-name="P3">E-Mail-Adress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cm" svg:height="1.2cm" svg:x="10cm" svg:y="7.6cm">
          <text:p text:style-name="P3">Passwor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10cm" svg:y="9cm">
          <text:p text:style-name="P3">Logi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4.3cm" svg:y="0.3cm">
          <text:p text:style-name="P3"><text:span text:style-name="T1">Registriere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4cm" svg:height="1.2cm" svg:x="20.8cm" svg:y="0.3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draw:style-name="gr2" draw:text-style-name="P2" draw:layer="layout" svg:width="15.6cm" svg:height="1.187cm" svg:x="6.8cm" svg:y="5.4cm">
          <draw:text-box>
            <text:p/>
          </draw:text-box>
        </draw:frame>
        <draw:custom-shape draw:style-name="gr3" draw:text-style-name="P3" draw:layer="layout" svg:width="13.8cm" svg:height="5.8cm" svg:x="7.3cm" svg:y="5.2cm">
          <text:p text:style-name="P3">Registration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cm" svg:height="1.2cm" svg:x="10cm" svg:y="6.2cm">
          <text:p text:style-name="P3">E-Mail-Adress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6cm" svg:height="1.2cm" svg:x="10cm" svg:y="7.6cm">
          <text:p text:style-name="P3">Passwort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10cm" svg:y="9cm">
          <text:p text:style-name="P3">Registrieren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4cm" svg:height="1.2cm" svg:x="24.3cm" svg:y="0.3cm">
          <text:p text:style-name="P3"><text:span text:style-name="T1">Registrier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0.8cm" svg:y="0.3cm">
          <text:p text:style-name="P3"><text:span text:style-name="T1">Log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2" draw:text-style-name="P3" draw:layer="layout" svg:width="2.6cm" svg:height="2.8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9.4cm" svg:y="9.7cm">
          <text:p text:style-name="P3">Kurs 2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13.1cm" svg:y="9.7cm">
          <text:p text:style-name="P3">Kurs 3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16.7cm" svg:y="9.7cm">
          <text:p text:style-name="P3">Kurs 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6cm" svg:height="2.8cm" svg:x="20.3cm" svg:y="9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cm" svg:height="2.8cm" svg:x="5.6cm" svg:y="9.7cm">
          <text:p text:style-name="P3">Kurs 1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20.3cm" svg:y="9.7cm">
          <text:p text:style-name="P3">Kurs 5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5.6cm" svg:y="13.3cm">
          <text:p text:style-name="P3">Kurs 6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20.3cm" svg:y="13.3cm">
          <text:p text:style-name="P3">Kurs 10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9.3cm" svg:y="13.3cm">
          <text:p text:style-name="P3">Kurs 7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13.1cm" svg:y="13.3cm">
          <text:p text:style-name="P3">Kurs 8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16.7cm" svg:y="13.3cm">
          <text:p text:style-name="P3">Kurs 9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4.2cm" svg:height="3.2cm" svg:x="2.1cm" svg:y="4.9cm">
          <text:p text:style-name="P3">Erklärender Text zum Empiriepraktikum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4.3cm" svg:y="0.3cm">
          <text:p text:style-name="P3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0.8cm" svg:y="0.3cm">
          <text:p text:style-name="P3"><text:span text:style-name="T1">Einstell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7.6cm" svg:height="1.4cm" svg:x="0.2cm" svg:y="19.2cm">
          <text:p text:style-name="P3"><text:span text:style-name="T2">Fußzeil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5cm" svg:height="15.2cm" svg:x="1.6cm" svg:y="3cm">
          <text:p text:style-name="P3"><text:span text:style-name="T2">Detaillierte Beschreibung eines Kurses mit allen Information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4.3cm" svg:y="0.3cm">
          <text:p text:style-name="P3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0.8cm" svg:y="0.3cm">
          <text:p text:style-name="P3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4.2cm" svg:height="3.2cm" svg:x="2.1cm" svg:y="4.9cm">
          <text:p text:style-name="P3">Erklärender Text zur Einschreibung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4.8cm" svg:height="6.2cm" svg:x="6.5cm" svg:y="9.8cm">
          <text:p text:style-name="P3">Präferenzlist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8cm" svg:height="1.4cm" svg:x="11cm" svg:y="16.8cm">
          <text:p text:style-name="P3">Absenden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8cm" svg:height="0.8cm" svg:x="11cm" svg:y="10.8cm">
          <text:p text:style-name="P3">Kurs 1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8cm" svg:height="0.8cm" svg:x="11cm" svg:y="11.7cm">
          <text:p text:style-name="P3">Kurs 2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8cm" svg:height="0.8cm" svg:x="11cm" svg:y="12.6cm">
          <text:p text:style-name="P3">Kurs 3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8cm" svg:height="0.8cm" svg:x="11cm" svg:y="13.5cm">
          <text:p text:style-name="P3">Kurs 4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8cm" svg:height="0.8cm" svg:x="11cm" svg:y="14.4cm">
          <text:p text:style-name="P3">Kurs 5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4.3cm" svg:y="0.3cm">
          <text:p text:style-name="P3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0.8cm" svg:y="0.3cm">
          <text:p text:style-name="P3"><text:span text:style-name="T1">Einstell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7.6cm" svg:height="1.4cm" svg:x="0.2cm" svg:y="19.2cm">
          <text:p text:style-name="P3"><text:span text:style-name="T2">Fußzeile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5cm" svg:height="15.2cm" svg:x="1.6cm" svg:y="3cm">
          <text:p text:style-name="P3"><text:span text:style-name="T2">Detaillierte Beschreibung des eigenen Kurses mit allen Information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4.3cm" svg:y="0.3cm">
          <text:p text:style-name="P3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0.8cm" svg:y="0.3cm">
          <text:p text:style-name="P3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5cm" svg:height="2cm" svg:x="1.6cm" svg:y="5cm">
          <text:p text:style-name="P3">Eigener Kursname, z.B. Kurs 4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4.3cm" svg:y="0.3cm">
          <text:p text:style-name="P3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0.8cm" svg:y="0.3cm">
          <text:p text:style-name="P3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9.4cm" svg:y="9.7cm">
          <text:p text:style-name="P3">Kurs 2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13.1cm" svg:y="9.7cm">
          <text:p text:style-name="P3">Kurs 3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2.6cm" svg:height="2.8cm" svg:x="16.7cm" svg:y="9.7cm">
          <text:p text:style-name="P3">Kurs 4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.6cm" svg:height="2.8cm" svg:x="5.6cm" svg:y="9.7cm">
          <text:p text:style-name="P3">Kurs 1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20.3cm" svg:y="9.7cm">
          <text:p text:style-name="P3">Kurs 5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5.6cm" svg:y="13.3cm">
          <text:p text:style-name="P3">Kurs 6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20.3cm" svg:y="13.3cm">
          <text:p text:style-name="P3">Kurs 10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9.3cm" svg:y="13.3cm">
          <text:p text:style-name="P3">Kurs 7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13.1cm" svg:y="13.3cm">
          <text:p text:style-name="P3">Kurs 8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2.6cm" svg:height="2.8cm" svg:x="16.7cm" svg:y="13.3cm">
          <text:p text:style-name="P3">Kurs 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custom-shape draw:style-name="gr7" draw:text-style-name="P3" draw:layer="layout" svg:width="27.6cm" svg:height="1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7.6cm" svg:height="1.4cm" svg:x="0.2cm" svg:y="19.2cm">
          <text:p text:style-name="P3">Fußzei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7.6cm" svg:height="20.4cm" svg:x="0.2cm" svg:y="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5cm" svg:height="2cm" svg:x="1.6cm" svg:y="2.7cm">
          <text:p text:style-name="P3">Tauschanfrage an {Kursname}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4.3cm" svg:y="0.3cm">
          <text:p text:style-name="P3"><text:span text:style-name="T1">Log 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20.8cm" svg:y="0.3cm">
          <text:p text:style-name="P3"><text:span text:style-name="T1">Einstellung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0.4cm" svg:y="0.3cm">
          <text:p text:style-name="P3"><text:span text:style-name="T1">Kursübersich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4cm" svg:y="0.3cm">
          <text:p text:style-name="P3"><text:span text:style-name="T1">Einschreiben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4cm" svg:height="1.2cm" svg:x="7.6cm" svg:y="0.3cm">
          <text:p text:style-name="P3"><text:span text:style-name="T1">Ergebnis sehen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3.4cm" svg:height="1.2cm" svg:x="11.2cm" svg:y="0.3cm">
          <text:p text:style-name="P3"><text:span text:style-name="T1">Tauschbörse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25cm" svg:height="8.4cm" svg:x="1.6cm" svg:y="5.4cm">
          <text:p text:style-name="P3">Begründung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4cm" svg:y="15.3cm">
          <text:p text:style-name="P3">Absende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6cm" svg:height="1.2cm" svg:x="15.3cm" svg:y="15.3cm">
          <text:p text:style-name="P3">Canc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0:30:27.678656707</meta:creation-date>
    <dc:date>2017-12-03T19:23:17.917000000</dc:date>
    <meta:editing-duration>PT1H20M12S</meta:editing-duration>
    <meta:editing-cycles>13</meta:editing-cycles>
    <meta:generator>LibreOffice/5.3.7.2$Windows_X86_64 LibreOffice_project/6b8ed514a9f8b44d37a1b96673cbbdd077e24059</meta:generator>
    <meta:document-statistic meta:object-count="164"/>
  </office:meta>
</office:document-meta>
</file>